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Time Roman" svg:font-family="'Time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 Roman" fo:font-size="12pt" officeooo:rsid="000500d8" officeooo:paragraph-rsid="000500d8" style:font-size-asian="12pt" style:font-size-complex="12pt"/>
    </style:style>
    <style:style style:name="P2" style:family="paragraph" style:parent-style-name="Standard">
      <style:paragraph-properties fo:line-height="150%"/>
      <style:text-properties style:font-name="Time Roman" fo:font-size="12pt" officeooo:rsid="000500d8" officeooo:paragraph-rsid="000500d8" style:font-size-asian="12pt" style:font-size-complex="12pt"/>
    </style:style>
    <style:style style:name="P3" style:family="paragraph" style:parent-style-name="Standard">
      <style:paragraph-properties fo:line-height="150%"/>
      <style:text-properties style:font-name="Time Roman" fo:font-size="12pt" officeooo:rsid="000500d8" officeooo:paragraph-rsid="00053f4b" style:font-size-asian="12pt" style:font-size-complex="12pt"/>
    </style:style>
    <style:style style:name="P4" style:family="paragraph" style:parent-style-name="Standard">
      <style:paragraph-properties fo:line-height="150%"/>
      <style:text-properties style:font-name="Time Roman" fo:font-size="12pt" officeooo:rsid="0005e12a" officeooo:paragraph-rsid="0005e12a" style:font-size-asian="12pt" style:font-size-complex="12pt"/>
    </style:style>
    <style:style style:name="P5" style:family="paragraph" style:parent-style-name="Standard">
      <style:paragraph-properties fo:line-height="150%"/>
      <style:text-properties style:font-name="Time Roman" fo:font-size="12pt" officeooo:rsid="000de1ed" officeooo:paragraph-rsid="000de1ed" style:font-size-asian="12pt" style:font-size-complex="12pt"/>
    </style:style>
    <style:style style:name="T1" style:family="text">
      <style:text-properties officeooo:rsid="00053773"/>
    </style:style>
    <style:style style:name="T2" style:family="text">
      <style:text-properties officeooo:rsid="000de1ed"/>
    </style:style>
    <style:style style:name="T3" style:family="text">
      <style:text-properties officeooo:rsid="000e6898"/>
    </style:style>
    <style:style style:name="T4" style:family="text">
      <style:text-properties officeooo:rsid="000ebd38"/>
    </style:style>
    <style:style style:name="T5" style:family="text">
      <style:text-properties officeooo:rsid="00110529"/>
    </style:style>
    <style:style style:name="T6" style:family="text">
      <style:text-properties officeooo:rsid="0011946d"/>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lexander Mekovsky</text:p>
      <text:p text:style-name="P2">COSC 420</text:p>
      <text:p text:style-name="P2">Donald Spickler</text:p>
      <text:p text:style-name="P2">October 30, 2023</text:p>
      <text:p text:style-name="P2"/>
      <text:p text:style-name="P2">CN (allhosts<text:span text:style-name="T1">1</text:span>)</text:p>
      <text:p text:style-name="P2"/>
      <text:p text:style-name="P2">1,000,000</text:p>
      <text:p text:style-name="P2">-----Sequential-----</text:p>
      <text:p text:style-name="P2"/>
      <text:p text:style-name="P2">Dot Product sequentially = 71.62641273 done in 0.00229609 sec.</text:p>
      <text:p text:style-name="P2"/>
      <text:p text:style-name="P2">-----Parallel Point to Point-----</text:p>
      <text:p text:style-name="P2"/>
      <text:p text:style-name="P2">Dot Product parallel with point-to-point = 71.62641273 done in 0.28022057 sec.</text:p>
      <text:p text:style-name="P2">The speedup for parallel with point-to-point = 0.00819386</text:p>
      <text:p text:style-name="P2">The efficiency for parallel with point-to-point = 0.00102423 </text:p>
      <text:p text:style-name="P2">Serial and Parallel are the same</text:p>
      <text:p text:style-name="P2"/>
      <text:p text:style-name="P2">-----Parallel Collective Communication-----</text:p>
      <text:p text:style-name="P2"/>
      <text:p text:style-name="P2">Dot Product parallel with collective communication = 71.62641273 done in 0.02221414 sec.</text:p>
      <text:p text:style-name="P2">The speedup for parallel with collective communication = 0.10336156</text:p>
      <text:p text:style-name="P2">The efficiency for parallel with collective communication = 0.01292019</text:p>
      <text:p text:style-name="P2">Serial and Parallel are the same</text:p>
      <text:p text:style-name="P2"/>
      <text:p text:style-name="P2"/>
      <text:p text:style-name="P2">2,000,000</text:p>
      <text:p text:style-name="P2">-----Sequential-----</text:p>
      <text:p text:style-name="P2"/>
      <text:p text:style-name="P2">Dot Product sequentially = -442.14051252 done in 0.00465601 sec.</text:p>
      <text:p text:style-name="P2"/>
      <text:p text:style-name="P2">-----Parallel Point to Point-----</text:p>
      <text:p text:style-name="P2"/>
      <text:p text:style-name="P2">Dot Product parallel with point-to-point = -442.14051252 done in 0.59984977 sec.</text:p>
      <text:p text:style-name="P2">The speedup for parallel with point-to-point = 0.00776197</text:p>
      <text:p text:style-name="P2">The efficiency for parallel with point-to-point = 0.00097025 </text:p>
      <text:p text:style-name="P2">Serial and Parallel are the same</text:p>
      <text:p text:style-name="P2"/>
      <text:p text:style-name="P2">-----Parallel Collective Communication-----</text:p>
      <text:p text:style-name="P2"/>
      <text:p text:style-name="P2">Dot Product parallel with collective communication = -442.14051252 done in 0.04343966 sec.</text:p>
      <text:p text:style-name="P2">The speedup for parallel with collective communication = 0.10718347</text:p>
      <text:p text:style-name="P2">The efficiency for parallel with collective communication = 0.01339793</text:p>
      <text:p text:style-name="P2">Serial and Parallel are the same</text:p>
      <text:p text:style-name="P2"><text:soft-page-break/></text:p>
      <text:p text:style-name="P2"/>
      <text:p text:style-name="P2">3,000,000</text:p>
      <text:p text:style-name="P2">-----Sequential-----</text:p>
      <text:p text:style-name="P2"/>
      <text:p text:style-name="P2">Dot Product sequentially = 811.51870175 done in 0.00689441 sec.</text:p>
      <text:p text:style-name="P2"/>
      <text:p text:style-name="P2">-----Parallel Point to Point-----</text:p>
      <text:p text:style-name="P2"/>
      <text:p text:style-name="P2">Dot Product parallel with point-to-point = 811.51870175 done in 0.85872937 sec.</text:p>
      <text:p text:style-name="P2">The speedup for parallel with point-to-point = 0.00802862</text:p>
      <text:p text:style-name="P2">The efficiency for parallel with point-to-point = 0.00100358 </text:p>
      <text:p text:style-name="P2">Serial and Parallel are the same</text:p>
      <text:p text:style-name="P2"/>
      <text:p text:style-name="P2">-----Parallel Collective Communication-----</text:p>
      <text:p text:style-name="P2"/>
      <text:p text:style-name="P2">Dot Product parallel with collective communication = 811.51870175 done in 0.05555228 sec.</text:p>
      <text:p text:style-name="P2">The speedup for parallel with collective communication = 0.12410672</text:p>
      <text:p text:style-name="P2">The efficiency for parallel with collective communication = 0.01551334</text:p>
      <text:p text:style-name="P2">Serial and Parallel are the same</text:p>
      <text:p text:style-name="P2"/>
      <text:p text:style-name="P2"/>
      <text:p text:style-name="P2">4,000,000</text:p>
      <text:p text:style-name="P2">-----Sequential-----</text:p>
      <text:p text:style-name="P2"/>
      <text:p text:style-name="P2">Dot Product sequentially = 585.49300128 done in 0.00925849 sec.</text:p>
      <text:p text:style-name="P2"/>
      <text:p text:style-name="P2">-----Parallel Point to Point-----</text:p>
      <text:p text:style-name="P2"/>
      <text:p text:style-name="P2">Dot Product parallel with point-to-point = 585.49300128 done in 1.16371938 sec.</text:p>
      <text:p text:style-name="P2">The speedup for parallel with point-to-point = 0.00795595</text:p>
      <text:p text:style-name="P2">The efficiency for parallel with point-to-point = 0.00099449 </text:p>
      <text:p text:style-name="P2">Serial and Parallel are the same</text:p>
      <text:p text:style-name="P2"/>
      <text:p text:style-name="P2">-----Parallel Collective Communication-----</text:p>
      <text:p text:style-name="P2"/>
      <text:p text:style-name="P2">Dot Product parallel with collective communication = 585.49300128 done in 0.07263328 sec.</text:p>
      <text:p text:style-name="P2">The speedup for parallel with collective communication = 0.12746902</text:p>
      <text:p text:style-name="P2">The efficiency for parallel with collective communication = 0.01593363</text:p>
      <text:p text:style-name="P2">Serial and Parallel are the same</text:p>
      <text:p text:style-name="P2"/>
      <text:p text:style-name="P2"/>
      <text:p text:style-name="P2">5,000,000</text:p>
      <text:p text:style-name="P2">-----Sequential-----</text:p>
      <text:p text:style-name="P2"/>
      <text:p text:style-name="P2"><text:soft-page-break/>Dot Product sequentially = -238.17677352 done in 0.01165404 sec.</text:p>
      <text:p text:style-name="P2"/>
      <text:p text:style-name="P2">-----Parallel Point to Point-----</text:p>
      <text:p text:style-name="P2"/>
      <text:p text:style-name="P2">Dot Product parallel with point-to-point = -238.17677352 done in 1.34248022 sec.</text:p>
      <text:p text:style-name="P2">The speedup for parallel with point-to-point = 0.00868097</text:p>
      <text:p text:style-name="P2">The efficiency for parallel with point-to-point = 0.00108512 </text:p>
      <text:p text:style-name="P2">Serial and Parallel are the same</text:p>
      <text:p text:style-name="P2"/>
      <text:p text:style-name="P2">-----Parallel Collective Communication-----</text:p>
      <text:p text:style-name="P2"/>
      <text:p text:style-name="P2">Dot Product parallel with collective communication = -238.17677352 done in 0.09090011 sec.</text:p>
      <text:p text:style-name="P2">The speedup for parallel with collective communication = 0.12820707</text:p>
      <text:p text:style-name="P2">The efficiency for parallel with collective communication = 0.01602588</text:p>
      <text:p text:style-name="P2">Serial and Parallel are the same</text:p>
      <text:p text:style-name="P2"/>
      <text:p text:style-name="P2"/>
      <text:p text:style-name="P2">CN + WN1 (allhosts2)</text:p>
      <text:p text:style-name="P2"/>
      <text:p text:style-name="P2">1,000,000</text:p>
      <text:p text:style-name="P3">-----Sequential-----</text:p>
      <text:p text:style-name="P3"/>
      <text:p text:style-name="P3">Dot Product sequentially = 153.61610957 done in 0.00581767 sec.</text:p>
      <text:p text:style-name="P3"/>
      <text:p text:style-name="P3">-----Parallel Point to Point-----</text:p>
      <text:p text:style-name="P3"/>
      <text:p text:style-name="P3">Dot Product parallel with point-to-point = 153.61610957 done in 0.63645981 sec.</text:p>
      <text:p text:style-name="P3">The speedup for parallel with point-to-point = 0.00914067</text:p>
      <text:p text:style-name="P3">The efficiency for parallel with point-to-point = 0.00038086 </text:p>
      <text:p text:style-name="P3">Serial and Parallel are the same</text:p>
      <text:p text:style-name="P3"/>
      <text:p text:style-name="P3">-----Parallel Collective Communication-----</text:p>
      <text:p text:style-name="P3"/>
      <text:p text:style-name="P3">Dot Product parallel with collective communication = 153.61610957 done in 0.04414959 sec.</text:p>
      <text:p text:style-name="P3">The speedup for parallel with collective communication = 0.13177171</text:p>
      <text:p text:style-name="P3">The efficiency for parallel with collective communication = 0.00549049</text:p>
      <text:p text:style-name="P3">Serial and Parallel are the same</text:p>
      <text:p text:style-name="P3"/>
      <text:p text:style-name="P2"/>
      <text:p text:style-name="P2"/>
      <text:p text:style-name="P2">2,000,000</text:p>
      <text:p text:style-name="P2">----Sequential-----</text:p>
      <text:p text:style-name="P2"/>
      <text:p text:style-name="P2">Dot Product sequentially = 522.78224840 done in 0.01111731 sec.</text:p>
      <text:p text:style-name="P2"/>
      <text:p text:style-name="P2"><text:soft-page-break/>-----Parallel Point to Point-----</text:p>
      <text:p text:style-name="P2"/>
      <text:p text:style-name="P2">Dot Product parallel with point-to-point = 522.78224840 done in 1.29066934 sec.</text:p>
      <text:p text:style-name="P2">The speedup for parallel with point-to-point = 0.00861360</text:p>
      <text:p text:style-name="P2">The efficiency for parallel with point-to-point = 0.00035890 </text:p>
      <text:p text:style-name="P2">Serial and Parallel are the same</text:p>
      <text:p text:style-name="P2"/>
      <text:p text:style-name="P2">-----Parallel Collective Communication-----</text:p>
      <text:p text:style-name="P2"/>
      <text:p text:style-name="P2">Dot Product parallel with collective communication = 522.78224840 done in 0.09090552 sec.</text:p>
      <text:p text:style-name="P2">The speedup for parallel with collective communication = 0.12229524</text:p>
      <text:p text:style-name="P2">The efficiency for parallel with collective communication = 0.00509563</text:p>
      <text:p text:style-name="P2">Serial and Parallel are the same</text:p>
      <text:p text:style-name="P2"/>
      <text:p text:style-name="P2"/>
      <text:p text:style-name="P2">3,000,000</text:p>
      <text:p text:style-name="P2">-----Sequential-----</text:p>
      <text:p text:style-name="P2"/>
      <text:p text:style-name="P2">Dot Product sequentially = 668.40138887 done in 0.01663285 sec.</text:p>
      <text:p text:style-name="P2"/>
      <text:p text:style-name="P2">-----Parallel Point to Point-----</text:p>
      <text:p text:style-name="P2"/>
      <text:p text:style-name="P2">Dot Product parallel with point-to-point = 668.40138887 done in 1.91668781 sec.</text:p>
      <text:p text:style-name="P2">The speedup for parallel with point-to-point = 0.00867791</text:p>
      <text:p text:style-name="P2">The efficiency for parallel with point-to-point = 0.00036158 </text:p>
      <text:p text:style-name="P2">Serial and Parallel are the same</text:p>
      <text:p text:style-name="P2"/>
      <text:p text:style-name="P2">-----Parallel Collective Communication-----</text:p>
      <text:p text:style-name="P2"/>
      <text:p text:style-name="P2">Dot Product parallel with collective communication = 668.40138887 done in 0.13556403 sec.</text:p>
      <text:p text:style-name="P2">The speedup for parallel with collective communication = 0.12269370</text:p>
      <text:p text:style-name="P2">The efficiency for parallel with collective communication = 0.00511224</text:p>
      <text:p text:style-name="P2">Serial and Parallel are the same</text:p>
      <text:p text:style-name="P2"/>
      <text:p text:style-name="P2"/>
      <text:p text:style-name="P2">4,000,000</text:p>
      <text:p text:style-name="P2">-----Sequential-----</text:p>
      <text:p text:style-name="P2"/>
      <text:p text:style-name="P2">Dot Product sequentially = -767.97871453 done in 0.02222418 sec.</text:p>
      <text:p text:style-name="P2"/>
      <text:p text:style-name="P2">-----Parallel Point to Point-----</text:p>
      <text:p text:style-name="P2"/>
      <text:p text:style-name="P2">Dot Product parallel with point-to-point = -767.97871453 done in 2.59104811 sec.</text:p>
      <text:p text:style-name="P2">The speedup for parallel with point-to-point = 0.00857729</text:p>
      <text:p text:style-name="P2">The efficiency for parallel with point-to-point = 0.00035739 </text:p>
      <text:p text:style-name="P2"><text:soft-page-break/>Serial and Parallel are the same</text:p>
      <text:p text:style-name="P2"/>
      <text:p text:style-name="P2">-----Parallel Collective Communication-----</text:p>
      <text:p text:style-name="P2"/>
      <text:p text:style-name="P2">Dot Product parallel with collective communication = -767.97871453 done in 0.17762244 sec.</text:p>
      <text:p text:style-name="P2">The speedup for parallel with collective communication = 0.12512032</text:p>
      <text:p text:style-name="P2">The efficiency for parallel with collective communication = 0.00521335</text:p>
      <text:p text:style-name="P2">Serial and Parallel are the same</text:p>
      <text:p text:style-name="P2"/>
      <text:p text:style-name="P2"/>
      <text:p text:style-name="P2">5,000,000</text:p>
      <text:p text:style-name="P2">-----Sequential-----</text:p>
      <text:p text:style-name="P2"/>
      <text:p text:style-name="P2">Dot Product sequentially = 501.36401803 done in 0.02771616 sec.</text:p>
      <text:p text:style-name="P2"/>
      <text:p text:style-name="P2">-----Parallel Point to Point-----</text:p>
      <text:p text:style-name="P2"/>
      <text:p text:style-name="P2">Dot Product parallel with point-to-point = 501.36401803 done in 3.26839418 sec.</text:p>
      <text:p text:style-name="P2">The speedup for parallel with point-to-point = 0.00848005</text:p>
      <text:p text:style-name="P2">The efficiency for parallel with point-to-point = 0.00035334 </text:p>
      <text:p text:style-name="P2">Serial and Parallel are the same</text:p>
      <text:p text:style-name="P2"/>
      <text:p text:style-name="P2">-----Parallel Collective Communication-----</text:p>
      <text:p text:style-name="P2"/>
      <text:p text:style-name="P2">Dot Product parallel with collective communication = 501.36401803 done in 0.22533262 sec.</text:p>
      <text:p text:style-name="P2">The speedup for parallel with collective communication = 0.12300109</text:p>
      <text:p text:style-name="P2">The efficiency for parallel with collective communication = 0.00512505</text:p>
      <text:p text:style-name="P2">Serial and Parallel are the same</text:p>
      <text:p text:style-name="P2"/>
      <text:p text:style-name="P2"/>
      <text:p text:style-name="P2">CN + WN1 + WN3 (allhosts3.2)</text:p>
      <text:p text:style-name="P2"/>
      <text:p text:style-name="P2">1,000,000</text:p>
      <text:p text:style-name="P2">-----Sequential-----</text:p>
      <text:p text:style-name="P2"/>
      <text:p text:style-name="P2">Dot Product sequentially = 43.34594501 done in 0.00234735 sec.</text:p>
      <text:p text:style-name="P2"/>
      <text:p text:style-name="P2">-----Parallel Point to Point-----</text:p>
      <text:p text:style-name="P2"/>
      <text:p text:style-name="P2">Dot Product parallel with point-to-point = 43.34594501 done in 1.63947029 sec.</text:p>
      <text:p text:style-name="P2">The speedup for parallel with point-to-point = 0.00143177</text:p>
      <text:p text:style-name="P2">The efficiency for parallel with point-to-point = 0.00002557 </text:p>
      <text:p text:style-name="P2">Serial and Parallel are the same</text:p>
      <text:p text:style-name="P2"/>
      <text:p text:style-name="P2">-----Parallel Collective Communication-----</text:p>
      <text:p text:style-name="P2"><text:soft-page-break/></text:p>
      <text:p text:style-name="P2">Dot Product parallel with collective communication = 43.34594501 done in 0.70954186 sec.</text:p>
      <text:p text:style-name="P2">The speedup for parallel with collective communication = 0.00330826</text:p>
      <text:p text:style-name="P2">The efficiency for parallel with collective communication = 0.00005908</text:p>
      <text:p text:style-name="P2">Serial and Parallel are the same</text:p>
      <text:p text:style-name="P2"/>
      <text:p text:style-name="P2"/>
      <text:p text:style-name="P2">2,000,000</text:p>
      <text:p text:style-name="P2">-----Sequential-----</text:p>
      <text:p text:style-name="P2"/>
      <text:p text:style-name="P2">Dot Product sequentially = 618.78317998 done in 0.00470043 sec.</text:p>
      <text:p text:style-name="P2"/>
      <text:p text:style-name="P2">-----Parallel Point to Point-----</text:p>
      <text:p text:style-name="P2"/>
      <text:p text:style-name="P2">Dot Product parallel with point-to-point = 618.78317998 done in 3.12763916 sec.</text:p>
      <text:p text:style-name="P2">The speedup for parallel with point-to-point = 0.00150287</text:p>
      <text:p text:style-name="P2">The efficiency for parallel with point-to-point = 0.00002684 </text:p>
      <text:p text:style-name="P2">Serial and Parallel are the same</text:p>
      <text:p text:style-name="P2"/>
      <text:p text:style-name="P2">-----Parallel Collective Communication-----</text:p>
      <text:p text:style-name="P2"/>
      <text:p text:style-name="P2">Dot Product parallel with collective communication = 618.78317998 done in 1.42378700 sec.</text:p>
      <text:p text:style-name="P2">The speedup for parallel with collective communication = 0.00330136</text:p>
      <text:p text:style-name="P2">The efficiency for parallel with collective communication = 0.00005895</text:p>
      <text:p text:style-name="P2">Serial and Parallel are the same</text:p>
      <text:p text:style-name="P2"/>
      <text:p text:style-name="P2"/>
      <text:p text:style-name="P2">3,000,000</text:p>
      <text:p text:style-name="P2">-----Sequential-----</text:p>
      <text:p text:style-name="P2"/>
      <text:p text:style-name="P2">Dot Product sequentially = -12.64374967 done in 0.00703929 sec.</text:p>
      <text:p text:style-name="P2"/>
      <text:p text:style-name="P2">-----Parallel Point to Point-----</text:p>
      <text:p text:style-name="P2"/>
      <text:p text:style-name="P2">Dot Product parallel with point-to-point = -12.64374967 done in 4.65988351 sec.</text:p>
      <text:p text:style-name="P2">The speedup for parallel with point-to-point = 0.00151062</text:p>
      <text:p text:style-name="P2">The efficiency for parallel with point-to-point = 0.00002698 </text:p>
      <text:p text:style-name="P2">Serial and Parallel are the same</text:p>
      <text:p text:style-name="P2"/>
      <text:p text:style-name="P2">-----Parallel Collective Communication-----</text:p>
      <text:p text:style-name="P2"/>
      <text:p text:style-name="P2">Dot Product parallel with collective communication = -12.64374967 done in 2.12526071 sec.</text:p>
      <text:p text:style-name="P2">The speedup for parallel with collective communication = 0.00331220</text:p>
      <text:p text:style-name="P2">The efficiency for parallel with collective communication = 0.00005915</text:p>
      <text:p text:style-name="P2">Serial and Parallel are the same</text:p>
      <text:p text:style-name="P2"><text:soft-page-break/></text:p>
      <text:p text:style-name="P2"/>
      <text:p text:style-name="P2">4,000,000</text:p>
      <text:p text:style-name="P2">-----Sequential-----</text:p>
      <text:p text:style-name="P2"/>
      <text:p text:style-name="P2">Dot Product sequentially = 422.93417524 done in 0.00940063 sec.</text:p>
      <text:p text:style-name="P2"/>
      <text:p text:style-name="P2">-----Parallel Point to Point-----</text:p>
      <text:p text:style-name="P2"/>
      <text:p text:style-name="P2">Dot Product parallel with point-to-point = 422.93417524 done in 6.85450720 sec.</text:p>
      <text:p text:style-name="P2">The speedup for parallel with point-to-point = 0.00137145</text:p>
      <text:p text:style-name="P2">The efficiency for parallel with point-to-point = 0.00002449 </text:p>
      <text:p text:style-name="P2">Serial and Parallel are the same</text:p>
      <text:p text:style-name="P2"/>
      <text:p text:style-name="P2">-----Parallel Collective Communication-----</text:p>
      <text:p text:style-name="P2"/>
      <text:p text:style-name="P2">Dot Product parallel with collective communication = 422.93417524 done in 2.85105482 sec.</text:p>
      <text:p text:style-name="P2">The speedup for parallel with collective communication = 0.00329725</text:p>
      <text:p text:style-name="P2">The efficiency for parallel with collective communication = 0.00005888</text:p>
      <text:p text:style-name="P2">Serial and Parallel are the same</text:p>
      <text:p text:style-name="P2"/>
      <text:p text:style-name="P2"/>
      <text:p text:style-name="P2">5,000,000</text:p>
      <text:p text:style-name="P2">-----Sequential-----</text:p>
      <text:p text:style-name="P2"/>
      <text:p text:style-name="P2">Dot Product sequentially = 803.35986158 done in 0.01193410 sec.</text:p>
      <text:p text:style-name="P2"/>
      <text:p text:style-name="P2">-----Parallel Point to Point-----</text:p>
      <text:p text:style-name="P2"/>
      <text:p text:style-name="P2">Dot Product parallel with point-to-point = 803.35986158 done in 8.74208415 sec.</text:p>
      <text:p text:style-name="P2">The speedup for parallel with point-to-point = 0.00136513</text:p>
      <text:p text:style-name="P2">The efficiency for parallel with point-to-point = 0.00002438 </text:p>
      <text:p text:style-name="P2">Serial and Parallel are the same</text:p>
      <text:p text:style-name="P2"/>
      <text:p text:style-name="P2">-----Parallel Collective Communication-----</text:p>
      <text:p text:style-name="P2"/>
      <text:p text:style-name="P2">Dot Product parallel with collective communication = 803.35986158 done in 3.56559330 sec.</text:p>
      <text:p text:style-name="P2">The speedup for parallel with collective communication = 0.00334702</text:p>
      <text:p text:style-name="P2">The efficiency for parallel with collective communication = 0.00005977</text:p>
      <text:p text:style-name="P2">Serial and Parallel are the same</text:p>
      <text:p text:style-name="P2"/>
      <text:p text:style-name="P2"/>
      <text:p text:style-name="P2">CN + WN1 + WN3 + WN4 (allhosts4.2)</text:p>
      <text:p text:style-name="P2"/>
      <text:p text:style-name="P2">1,000,000</text:p>
      <text:p text:style-name="P2"><text:soft-page-break/>-----Sequential-----</text:p>
      <text:p text:style-name="P2"/>
      <text:p text:style-name="P2">Dot Product sequentially = -91.49039851 done in 0.00243449 sec.</text:p>
      <text:p text:style-name="P2"/>
      <text:p text:style-name="P2">-----Parallel Point to Point-----</text:p>
      <text:p text:style-name="P2"/>
      <text:p text:style-name="P2">Dot Product parallel with point-to-point = -91.49039851 done in 1.97951827 sec.</text:p>
      <text:p text:style-name="P2">The speedup for parallel with point-to-point = 0.00122984</text:p>
      <text:p text:style-name="P2">The efficiency for parallel with point-to-point = 0.00001537 </text:p>
      <text:p text:style-name="P2">Serial and Parallel are the same</text:p>
      <text:p text:style-name="P2"/>
      <text:p text:style-name="P2">-----Parallel Collective Communication-----</text:p>
      <text:p text:style-name="P2"/>
      <text:p text:style-name="P2">Dot Product parallel with collective communication = -91.49039851 done in 0.99305518 sec.</text:p>
      <text:p text:style-name="P2">The speedup for parallel with collective communication = 0.00245152</text:p>
      <text:p text:style-name="P2">The efficiency for parallel with collective communication = 0.00003064</text:p>
      <text:p text:style-name="P2">Serial and Parallel are the same</text:p>
      <text:p text:style-name="P2"/>
      <text:p text:style-name="P2"/>
      <text:p text:style-name="P2">2,000,000</text:p>
      <text:p text:style-name="P2">-----Sequential-----</text:p>
      <text:p text:style-name="P2"/>
      <text:p text:style-name="P2">Dot Product sequentially = -447.78137990 done in 0.00469838 sec.</text:p>
      <text:p text:style-name="P2"/>
      <text:p text:style-name="P2">-----Parallel Point to Point-----</text:p>
      <text:p text:style-name="P2"/>
      <text:p text:style-name="P2">Dot Product parallel with point-to-point = -447.78137990 done in 3.93342792 sec.</text:p>
      <text:p text:style-name="P2">The speedup for parallel with point-to-point = 0.00119447</text:p>
      <text:p text:style-name="P2">The efficiency for parallel with point-to-point = 0.00001493 </text:p>
      <text:p text:style-name="P2">Serial and Parallel are the same</text:p>
      <text:p text:style-name="P2"/>
      <text:p text:style-name="P2">-----Parallel Collective Communication-----</text:p>
      <text:p text:style-name="P2"/>
      <text:p text:style-name="P2">Dot Product parallel with collective communication = -447.78137990 done in 1.99304401 sec.</text:p>
      <text:p text:style-name="P2">The speedup for parallel with collective communication = 0.00235739</text:p>
      <text:p text:style-name="P2">The efficiency for parallel with collective communication = 0.00002947</text:p>
      <text:p text:style-name="P2">Serial and Parallel are the same</text:p>
      <text:p text:style-name="P2"/>
      <text:p text:style-name="P2"/>
      <text:p text:style-name="P2">3,000,000</text:p>
      <text:p text:style-name="P2">-----Sequential-----</text:p>
      <text:p text:style-name="P2"/>
      <text:p text:style-name="P2">Dot Product sequentially = -1274.43710721 done in 0.00707465 sec.</text:p>
      <text:p text:style-name="P2"/>
      <text:p text:style-name="P2">-----Parallel Point to Point-----</text:p>
      <text:p text:style-name="P2"><text:soft-page-break/></text:p>
      <text:p text:style-name="P2">Dot Product parallel with point-to-point = -1274.43710721 done in 7.10864914 sec.</text:p>
      <text:p text:style-name="P2">The speedup for parallel with point-to-point = 0.00099522</text:p>
      <text:p text:style-name="P2">The efficiency for parallel with point-to-point = 0.00001244 </text:p>
      <text:p text:style-name="P2">Serial and Parallel are the same</text:p>
      <text:p text:style-name="P2"/>
      <text:p text:style-name="P2">-----Parallel Collective Communication-----</text:p>
      <text:p text:style-name="P2"/>
      <text:p text:style-name="P2">Dot Product parallel with collective communication = -1274.43710721 done in 2.97664005 sec.</text:p>
      <text:p text:style-name="P2">The speedup for parallel with collective communication = 0.00237672</text:p>
      <text:p text:style-name="P2">The efficiency for parallel with collective communication = 0.00002971</text:p>
      <text:p text:style-name="P2">Serial and Parallel are the same</text:p>
      <text:p text:style-name="P2"/>
      <text:p text:style-name="P2"/>
      <text:p text:style-name="P2">4,000,000</text:p>
      <text:p text:style-name="P2">-----Sequential-----</text:p>
      <text:p text:style-name="P2"/>
      <text:p text:style-name="P2">Dot Product sequentially = -776.48382242 done in 0.00942168 sec.</text:p>
      <text:p text:style-name="P2"/>
      <text:p text:style-name="P2">-----Parallel Point to Point-----</text:p>
      <text:p text:style-name="P2"/>
      <text:p text:style-name="P2">Dot Product parallel with point-to-point = -776.48382242 done in 8.23724052 sec.</text:p>
      <text:p text:style-name="P2">The speedup for parallel with point-to-point = 0.00114379</text:p>
      <text:p text:style-name="P2">The efficiency for parallel with point-to-point = 0.00001430 </text:p>
      <text:p text:style-name="P2">Serial and Parallel are the same</text:p>
      <text:p text:style-name="P2"/>
      <text:p text:style-name="P2">-----Parallel Collective Communication-----</text:p>
      <text:p text:style-name="P2"/>
      <text:p text:style-name="P2">Dot Product parallel with collective communication = -776.48382242 done in 3.97708898 sec.</text:p>
      <text:p text:style-name="P2">The speedup for parallel with collective communication = 0.00236899</text:p>
      <text:p text:style-name="P2">The efficiency for parallel with collective communication = 0.00002961</text:p>
      <text:p text:style-name="P2">Serial and Parallel are the same</text:p>
      <text:p text:style-name="P2"/>
      <text:p text:style-name="P2"/>
      <text:p text:style-name="P2">5,000,000</text:p>
      <text:p text:style-name="P2">-----Sequential-----</text:p>
      <text:p text:style-name="P2"/>
      <text:p text:style-name="P2">Dot Product sequentially = -806.24117036 done in 0.01193800 sec.</text:p>
      <text:p text:style-name="P2"/>
      <text:p text:style-name="P2">-----Parallel Point to Point-----</text:p>
      <text:p text:style-name="P2"/>
      <text:p text:style-name="P2">Dot Product parallel with point-to-point = -806.24117036 done in 12.41751719 sec.</text:p>
      <text:p text:style-name="P2">The speedup for parallel with point-to-point = 0.00096138</text:p>
      <text:p text:style-name="P2">The efficiency for parallel with point-to-point = 0.00001202 </text:p>
      <text:p text:style-name="P2">Serial and Parallel are the same</text:p>
      <text:p text:style-name="P2"><text:soft-page-break/></text:p>
      <text:p text:style-name="P2">-----Parallel Collective Communication-----</text:p>
      <text:p text:style-name="P2"/>
      <text:p text:style-name="P2">Dot Product parallel with collective communication = -806.24117036 done in 4.96933477 sec.</text:p>
      <text:p text:style-name="P2">The speedup for parallel with collective communication = 0.00240233</text:p>
      <text:p text:style-name="P2">The efficiency for parallel with collective communication = 0.00003003</text:p>
      <text:p text:style-name="P2">Serial and Parallel are the same</text:p>
      <text:p text:style-name="P2"/>
      <text:p text:style-name="P2"/>
      <text:p text:style-name="P4">CN + WN1 + WN2 + WN3 + WN4 (allhosts5.2)</text:p>
      <text:p text:style-name="P4"/>
      <text:p text:style-name="P4">This does not work as WN2 does not want to communicate with the rest of the cluster, either due to user related error or maybe the node just didn’t feel like working. We will reinstall Linux on the node so that it can successfully work with the rest of th<text:span text:style-name="T2">e cluster.</text:span></text:p>
      <text:p text:style-name="P4"/>
      <text:p text:style-name="P4"/>
      <text:p text:style-name="P5"><draw:frame draw:style-name="fr1" draw:name="Object1" text:anchor-type="char" svg:width="5.8917in" svg:height="3.3138in" draw:z-index="0"><draw:object xlink:href="./Object 1" xlink:type="simple" xlink:show="embed" xlink:actuate="onLoad"/><draw:image xlink:href="./ObjectReplacements/Object 1" xlink:type="simple" xlink:show="embed" xlink:actuate="onLoad"/></draw:frame><text:tab/>Unfortunately due to either a glitch with LibreOffice or an issue with me inputting my data, I could only produce one graph of the data collected from the cluster. <text:span text:style-name="T3">Despite this, I can still deduce the state of the program from the data I collected. Looking at the data collected from using eight cores, I found that the point to point speedup does not show a clear sign of either strong nor weak scalable, as the data does not seem to show a particular trend as it jumps all over the place. However, I believe that the communicative speedup does show a strong scalability for the eight cores as the speedup increases for each iteration of the array size, which shows that despite the increased workload, the program is still able to complete it faster and faster for each iteration.</text:span></text:p>
      <text:p text:style-name="P5"><text:tab/><text:span text:style-name="T3">As for the 32 core run, I found that the point to point speedup decreased for each run, which shows that its weakly scalable, while for the communicative speedup, it varied but overall decreased slightly, which could show that it’s weakly scalable if we had more data.</text:span></text:p>
      <text:p text:style-name="P5"><text:tab/><text:span text:style-name="T3">For the 56 core run, I found that the point to point speedup was too varied to show any real trend, while the communicative speedup remained basically the same with very little variation. Overall I believe these two runs are neither strongly or weakly scalable.</text:span></text:p>
      <text:p text:style-name="P5"><text:soft-page-break/><text:tab/><text:span text:style-name="T3">Finally, for the 80 core run, I found that the point to point speedup decreased as the array size increased, which shows that it is weakly scalable, while the communicative speedup varied from each iteration, so I could not get a clear pattern. Overall, it is impossible to tell how each parallelization function scales for each </text:span><text:span text:style-name="T4">one as the speedup varies too much to tell a clear pattern, but I can tell that the speedup for the communicative is much faster than for the point to point, which shows that using communicative algorithms is faster for this type of problem than point to point is.</text:span></text:p>
      <text:p text:style-name="P5"><text:tab/><text:span text:style-name="T5">Another issue with this program is that the serial version is exponentially faster than either parallel function. This could be because the original function is of O(n) time complexity, so by the time the program is finished with dividing and reallocating the resources needed to perform the calculations, the sequential version is already finished. </text:span><text:span text:style-name="T6">This issue means that neither program follows Amdal’s or Gustafson’s Law well as the speedup for both programs are very poor in comparison to the sequential run.</text:span></text:p>
      <text:p text:style-name="P5"/>
      <text:p text:style-name="P5"><text:tab/><text:span text:style-name="T5">Unfortunately I could not finish parallelizing the shell sort programs, so I do not have any relevant data to share. The sequential version works just fine, but I was unable to get the parallel version to work correctly. I regret that this is the case, and I will strive to make sure this does not happen again in the future.</text:span></text:p>
      <text:p text:style-name="P5"><text:tab/></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Time Roman" svg:font-family="'Time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4.2$Linux_X86_64 LibreOffice_project/00$Build-2</meta:generator>
    <dc:date>2023-10-30T21:41:59.564973117</dc:date>
    <meta:editing-duration>PT1H36M3S</meta:editing-duration>
    <meta:editing-cycles>10</meta:editing-cycles>
    <meta:document-statistic meta:table-count="0" meta:image-count="0" meta:object-count="1" meta:page-count="11" meta:paragraph-count="277" meta:word-count="2368" meta:character-count="16323" meta:non-whitespace-character-count="14264"/>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964cm" svg:height="8.417cm" xlink:href="." xlink:type="simple" chart:class="chart:scatter" chart:style-name="ch1">
        <chart:title svg:x="4.938cm" svg:y="0.304cm" chart:style-name="ch2">
          <text:p>Speedup Using 80 Cores</text:p>
        </chart:title>
        <chart:legend chart:legend-position="end" svg:x="12.615cm" svg:y="3.66cm" style:legend-expansion="high" chart:style-name="ch3"/>
        <chart:plot-area chart:style-name="ch4" chart:data-source-has-labels="both" svg:x="1.31cm" svg:y="1.251cm" svg:width="11.006cm" svg:height="6.017cm">
          <chart:coordinate-region svg:x="2.593cm" svg:y="1.45cm" svg:width="9.073cm" svg:height="5.171cm"/>
          <chart:axis chart:dimension="x" chart:name="primary-x" chart:style-name="ch5" chartooo:axis-type="auto">
            <chart:title svg:x="6.015cm" svg:y="7.436cm" chart:style-name="ch6">
              <text:p>Array Size</text:p>
            </chart:title>
            <chart:categories table:cell-range-address="local-table.$A$2:.$A$7"/>
          </chart:axis>
          <chart:axis chart:dimension="y" chart:name="primary-y" chart:style-name="ch7">
            <chart:title svg:x="0.451cm" svg:y="4.978cm" chart:style-name="ch8">
              <text:p>Speedup</text:p>
            </chart:title>
            <chart:grid chart:style-name="ch9" chart:class="major"/>
          </chart:axis>
          <chart:series chart:style-name="ch10" chart:values-cell-range-address="local-table.$C$2:.$C$7" chart:label-cell-address="local-table.$C$1" chart:class="chart:scatter">
            <chart:domain table:cell-range-address="local-table.$B$2:.$B$7"/>
            <chart:data-point chart:repeated="6"/>
          </chart:series>
          <chart:series chart:style-name="ch11" chart:values-cell-range-address="local-table.$D$2:.$D$7" chart:label-cell-address="local-table.$D$1"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1</text:p>
              </table:table-cell>
              <table:table-cell office:value-type="string">
                <text:p>PtP</text:p>
              </table:table-cell>
              <table:table-cell office:value-type="string">
                <text:p>Comm</text:p>
              </table:table-cell>
            </table:table-row>
          </table:table-header-rows>
          <table:table-rows>
            <table:table-row>
              <table:table-cell office:value-type="string">
                <text:p>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1000000">
                <text:p>1000000</text:p>
              </table:table-cell>
              <table:table-cell office:value-type="float" office:value="0.00122984">
                <text:p>0.00122984</text:p>
              </table:table-cell>
              <table:table-cell office:value-type="float" office:value="0.00245152">
                <text:p>0.00245152</text:p>
              </table:table-cell>
            </table:table-row>
            <table:table-row>
              <table:table-cell office:value-type="string">
                <text:p>3</text:p>
              </table:table-cell>
              <table:table-cell office:value-type="float" office:value="2000000">
                <text:p>2000000</text:p>
              </table:table-cell>
              <table:table-cell office:value-type="float" office:value="0.00119447">
                <text:p>0.00119447</text:p>
              </table:table-cell>
              <table:table-cell office:value-type="float" office:value="0.00235739">
                <text:p>0.00235739</text:p>
              </table:table-cell>
            </table:table-row>
            <table:table-row>
              <table:table-cell office:value-type="string">
                <text:p>4</text:p>
              </table:table-cell>
              <table:table-cell office:value-type="float" office:value="3000000">
                <text:p>3000000</text:p>
              </table:table-cell>
              <table:table-cell office:value-type="float" office:value="0.00099522">
                <text:p>0.00099522</text:p>
              </table:table-cell>
              <table:table-cell office:value-type="float" office:value="0.00237672">
                <text:p>0.00237672</text:p>
              </table:table-cell>
            </table:table-row>
            <table:table-row>
              <table:table-cell office:value-type="string">
                <text:p>5</text:p>
              </table:table-cell>
              <table:table-cell office:value-type="float" office:value="4000000">
                <text:p>4000000</text:p>
              </table:table-cell>
              <table:table-cell office:value-type="float" office:value="0.00114379">
                <text:p>0.00114379</text:p>
              </table:table-cell>
              <table:table-cell office:value-type="float" office:value="0.00236899">
                <text:p>0.00236899</text:p>
              </table:table-cell>
            </table:table-row>
            <table:table-row>
              <table:table-cell office:value-type="string">
                <text:p>6</text:p>
              </table:table-cell>
              <table:table-cell office:value-type="float" office:value="5000000">
                <text:p>5000000</text:p>
              </table:table-cell>
              <table:table-cell office:value-type="float" office:value="0.00096138">
                <text:p>0.00096138</text:p>
              </table:table-cell>
              <table:table-cell office:value-type="float" office:value="0.00240233">
                <text:p>0.00240233</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